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356cm" draw:marker-end="Rounded_20_large_20_Arrow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  <style:text-properties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6.072cm" svg:height="3.564cm" svg:x="5.884cm" svg:y="5.158cm">
          <text:p text:style-name="P1"><text:span text:style-name="T1">State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072cm" svg:height="3.564cm" svg:x="16.576cm" svg:y="4.828cm">
          <text:p text:style-name="P1"><text:span text:style-name="T1">State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072cm" svg:height="3.564cm" svg:x="5.818cm" svg:y="12.088cm">
          <text:p text:style-name="P1"><text:span text:style-name="T1">State 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072cm" svg:height="3.564cm" svg:x="16.906cm" svg:y="11.89cm">
          <text:p text:style-name="P1"><text:span text:style-name="T1">State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088cm" svg:y1="6.808cm" svg:x2="16.444cm" svg:y2="6.742cm">
          <text:p/>
        </draw:line>
        <draw:line draw:style-name="gr2" draw:text-style-name="P3" draw:layer="layout" svg:x1="8.656cm" svg:y1="8.722cm" svg:x2="8.788cm" svg:y2="12.154cm">
          <text:p/>
        </draw:line>
        <draw:line draw:style-name="gr2" draw:text-style-name="P3" draw:layer="layout" svg:x1="11.494cm" svg:y1="8.062cm" svg:x2="17.434cm" svg:y2="12.55cm">
          <text:p/>
        </draw:line>
        <draw:line draw:style-name="gr2" draw:text-style-name="P3" draw:layer="layout" svg:x1="19.678cm" svg:y1="8.458cm" svg:x2="19.744cm" svg:y2="11.758cm">
          <text:p/>
        </draw:line>
        <draw:line draw:style-name="gr2" draw:text-style-name="P3" draw:layer="layout" svg:x1="11.89cm" svg:y1="13.936cm" svg:x2="16.84cm" svg:y2="13.87cm">
          <text:p/>
        </draw:line>
        <draw:line draw:style-name="gr2" draw:text-style-name="P3" draw:layer="layout" svg:x1="17.566cm" svg:y1="8.128cm" svg:x2="10.966cm" svg:y2="12.616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Ayers</meta:initial-creator>
    <meta:creation-date>2012-06-11T21:44:50</meta:creation-date>
    <dc:date>2012-06-11T21:56:22</dc:date>
    <dc:creator>Danny Ayers</dc:creator>
    <meta:editing-duration>PT6M20S</meta:editing-duration>
    <meta:editing-cycles>2</meta:editing-cycles>
    <meta:generator>LibreOffice/3.4$Linux LibreOffice_project/340m1$Build-402</meta:generator>
    <meta:document-statistic meta:object-count="10"/>
  </office:meta>
</office:document-meta>
</file>